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8</text:p>
          </table:table-cell>
          <table:table-cell table:style-name="ACE-2" office:value-type="float" office:value="3.7227999999999999">
            <text:p>3.72</text:p>
          </table:table-cell>
          <table:table-cell table:style-name="ACE-2" office:value-type="float" office:value="103.27419999999999">
            <text:p>103.27</text:p>
          </table:table-cell>
          <table:table-cell table:style-name="ACE-0" office:value-type="float" office:value="3967">
            <text:p>396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779999999999999">
            <text:p>2.17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4</text:p>
          </table:table-cell>
          <table:table-cell table:style-name="ACE-2" office:value-type="float" office:value="2.8883299999999998">
            <text:p>2.89</text:p>
          </table:table-cell>
          <table:table-cell table:style-name="ACE-2" office:value-type="float" office:value="104.155">
            <text:p>104.16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each rock - calcareous (breccia of metavolcanic fragments) collected from a position 1.5 m above high tide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499999999999999">
            <text:p>2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5</text:p>
          </table:table-cell>
          <table:table-cell table:style-name="ACE-2" office:value-type="float" office:value="2.7166700000000001">
            <text:p>2.72</text:p>
          </table:table-cell>
          <table:table-cell table:style-name="ACE-2" office:value-type="float" office:value="104.16667">
            <text:p>104.17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each rock - calcareous (breccia) filling crevices between large boulders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8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57">
            <text:p>157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9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0</text:p>
          </table:table-cell>
          <table:table-cell table:style-name="ACE-0" office:value-type="float" office:value="2.7208999999999999">
            <text:p>2.7209</text:p>
          </table:table-cell>
          <table:table-cell table:style-name="ACE-0" office:value-type="float" office:value="104.1871">
            <text:p>104.1871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1</text:p>
          </table:table-cell>
          <table:table-cell table:style-name="ACE-0" office:value-type="float" office:value="2.7204000000000002">
            <text:p>2.7204</text:p>
          </table:table-cell>
          <table:table-cell table:style-name="ACE-0" office:value-type="float" office:value="104.1991">
            <text:p>104.1991</text:p>
          </table:table-cell>
          <table:table-cell table:style-name="ACE-0" office:value-type="float" office:value="4890">
            <text:p>489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2</text:p>
          </table:table-cell>
          <table:table-cell table:style-name="ACE-0" office:value-type="float" office:value="2.8330000000000002">
            <text:p>2.833</text:p>
          </table:table-cell>
          <table:table-cell table:style-name="ACE-0" office:value-type="float" office:value="104.19589999999999">
            <text:p>104.1959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3</text:p>
          </table:table-cell>
          <table:table-cell table:style-name="ACE-0" office:value-type="float" office:value="2.8774999999999999">
            <text:p>2.8775</text:p>
          </table:table-cell>
          <table:table-cell table:style-name="ACE-0" office:value-type="float" office:value="104.154">
            <text:p>104.154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reef - taxa unspecified - now beeing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4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5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6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7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table-row table:style-name="AROW-0" table:number-rows-repeated="6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">
          <gnm:selection gnm:start-col="0" gnm:start-row="1" gnm:end-col="25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10:44:3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